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two_blades_of_attack</text:p>
          </table:table-cell>
          <table:table-cell table:style-name="ce2" office:value-type="string" calcext:value-type="string">
            <text:p>buy_two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enchanted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flask_tp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enchanted_mango_tp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nuke_enemy_hero</text:p>
          </table:table-cell>
          <table:table-cell table:style-name="ce10" office:value-type="string" calcext:value-type="string">
            <text:p>cancel_near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cancel_medium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cancel_far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ne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2" office:value-type="string" calcext:value-type="string">
            <text:p>swap_flask_t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enchanted_mango_t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enchanted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flas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defend_tower</text:p>
          </table:table-cell>
          <table:table-cell table:style-name="ce6" office:value-type="string" calcext:value-type="string">
            <text:p>attack_enemy_hero</text:p>
          </table:table-cell>
          <table:table-cell table:style-name="ce2" office:value-type="string" calcext:value-type="string">
            <text:p>attack_enemy_hero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stop_attack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enemy_cree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ll_enemy_cree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saf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kill_enemy_cree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op_att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number-columns-repeated="2" table:style-name="ce2" office:value-type="string" calcext:value-type="string">
            <text:p>turn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stop_attack_and_mov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nuke_enemy_hero</text:p>
          </table:table-cell>
          <table:table-cell table:style-name="ce10" office:value-type="string" calcext:value-type="string">
            <text:p>cancel_near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cancel_medium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cancel_far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ne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2" office:value-type="string" calcext:value-type="string">
            <text:p>swap_flask_t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enchanted_mango_t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enchanted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flas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number-columns-repeated="2" table:style-name="ce2" office:value-type="string" calcext:value-type="string">
            <text:p>turn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stop_attack_and_mov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993" table:default-cell-style-name="ce7"/>
        <table:table-column table:style-name="co6" table:number-columns-repeated="23" table:default-cell-style-name="ce8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nuke_enemy_hero</text:p>
          </table:table-cell>
          <table:table-cell table:style-name="ce10" office:value-type="string" calcext:value-type="string">
            <text:p>cancel_near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cancel_medium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cancel_far_shadowraze</text:p>
          </table:table-cell>
          <table:table-cell table:style-name="ce10" office:value-type="string" calcext:value-type="string">
            <text:p>stop_attack_and_move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10" office:value-type="string" calcext:value-type="string">
            <text:p>evade_ne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back</text:p>
          </table:table-cell>
          <table:table-cell table:style-name="ce10" office:value-type="string" calcext:value-type="string">
            <text:p>move_back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ne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medium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office:value-type="string" calcext:value-type="string">
            <text:p>evade_far_shadowraze_front</text:p>
          </table:table-cell>
          <table:table-cell table:style-name="ce10" office:value-type="string" calcext:value-type="string">
            <text:p>move_front</text:p>
          </table:table-cell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12" table:number-columns-repeated="993"/>
          <table:table-cell table:style-name="ce13" table:number-columns-repeated="23"/>
          <table:table-cell table:style-name="ce14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style-name="ce9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9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2" office:value-type="string" calcext:value-type="string">
            <text:p>swap_flask_t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wap_enchanted_mango_tp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enchanted_mango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tp_flask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11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number-columns-repeated="2" table:style-name="ce2" office:value-type="string" calcext:value-type="string">
            <text:p>turn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stop_attack_and_mov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8:18:53.163817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7T18:58:22.738770519</dc:date>
    <meta:editing-duration>P3DT7H28M29S</meta:editing-duration>
    <meta:editing-cycles>2711</meta:editing-cycles>
    <dc:creator>Ilya Shpigor</dc:creator>
    <meta:document-statistic meta:table-count="5" meta:cell-count="493" meta:object-count="0"/>
  </office:meta>
</office:document-meta>
</file>